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P2" style:family="paragraph" style:parent-style-name="Standard">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style:style style:name="P3"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normal" style:text-blinking="false" fo:background-color="transparent"/>
    </style:style>
    <style:style style:name="P4"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ame:Go-Safe</text:p>
      <text:p text:style-name="P2">Group members: Kodamasimham Aakash,Guda jagan mohan reddy,Koushik Andhavarapu,Karanam Rakesh,Keshowar Shivraj</text:p>
      <text:p text:style-name="P1"/>
      <text:p text:style-name="P1"><text:bookmark text:name="docs-internal-guid-8f02b778-a6ff-88da-8804-1873e7eb0b9f"/>Novelty of the Project:</text:p>
      <text:p text:style-name="P3"><text:s text:c="20"/>This project is to make Cab booking easy, for that we have added an easy to use interface. We have hyperlinked the NU MOODLE so that if students forgot to make a gate pass then by seeing the web interface it reminds you. We have also added the Sharing of Cab, when a student is going to long distance (Railway Station, Airport) then it cost much more, so if that student applies for cab sharing option  other student can see that cab for available for sharing according to the destination and time. The different idea included in our system is the cab sharing option.This is not present in the modern day cab booking sites.The functionality of the entire system is smooth and fas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USHIK </meta:initial-creator>
    <meta:creation-date>2016-11-27T23:45:06.15</meta:creation-date>
    <dc:date>2016-11-28T00:05:04.11</dc:date>
    <dc:creator>KOUSHIK </dc:creator>
    <meta:editing-duration>PT57S</meta:editing-duration>
    <meta:editing-cycles>2</meta:editing-cycles>
    <meta:generator>OpenOffice/4.1.2$Win32 OpenOffice.org_project/412m3$Build-9782</meta:generator>
    <meta:document-statistic meta:table-count="0" meta:image-count="0" meta:object-count="0" meta:page-count="1" meta:paragraph-count="5" meta:word-count="139" meta:character-count="854"/>
  </office:meta>
</office:document-meta>
</file>